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3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73in"/>
    </style:style>
    <style:style style:name="co9" style:family="table-column">
      <style:table-column-properties fo:break-before="auto" style:column-width="0.798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65in"/>
    </style:style>
    <style:style style:name="co12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I$2:.$I$30])" table:allow-empty-cell="true" table:display-list="unsorted" table:base-cell-address="'zi_parts-WIP'.D2">
          <table:error-message table:message-type="stop" table:display="true"/>
        </table:content-validation>
        <table:content-validation table:name="val2" table:base-cell-address="'zi_parts-WIP'.D1">
          <table:error-message table:message-type="stop" table:display="true"/>
        </table:content-validation>
        <table:content-validation table:name="val3" table:condition="of:cell-content-is-in-list([.$H$3:.$H$35])" table:allow-empty-cell="true" table:display-list="unsorted" table:base-cell-address="zi_parts_20240120.D89">
          <table:error-message table:message-type="stop" table:display="true"/>
        </table:content-validation>
      </table:content-validations>
      <table:table table:name="zi_parts-WI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table:number-columns-repeated="2"/>
          <table:table-cell table:style-name="ce9" table:content-validation-name="val2" office:value-type="string" calcext:value-type="string">
            <text:p>earth</text:p>
          </table:table-cell>
          <table:table-cell table:style-name="ce8" table:number-columns-repeated="16375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讠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uman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a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1" office:value-type="string" calcext:value-type="string">
            <text:p>heave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辵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辶 </text:p>
          </table:table-cell>
          <table:table-cell table:content-validation-name="val1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𨸏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阝</text:p>
          </table:table-cell>
          <table:table-cell table:content-validation-name="val1"/>
          <table:table-cell/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纟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酉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攴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攵 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巾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户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1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車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车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马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罒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网</text:p>
          </table:table-cell>
          <table:table-cell table:content-validation-name="val1" office:value-type="string" calcext:value-type="string">
            <text:p>society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㫃</text:p>
          </table:table-cell>
          <table:table-cell table:number-columns-repeated="2"/>
          <table:table-cell table:content-validation-name="val1"/>
          <table:table-cell/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鱼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田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歺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歹 </text:p>
          </table:table-cell>
          <table:table-cell table:content-validation-name="val1"/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瓦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饣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骨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鸟</text:p>
          </table:table-cell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黑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弓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戈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舟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斤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匚</text:p>
          </table:table-cell>
          <table:table-cell table:number-columns-repeated="2"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厂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Unit-of-meas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子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頁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页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齒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齿</text:p>
          </table:table-cell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仌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屮</text:p>
          </table:table-cell>
          <table:table-cell table:number-columns-repeated="2"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殳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立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䖵</text:p>
          </table:table-cell>
          <table:table-cell table:number-columns-repeated="2"/>
          <table:table-cell table:content-validation-name="val1"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1"/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卪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壴</text:p>
          </table:table-cell>
          <table:table-cell table:number-columns-repeated="2"/>
          <table:table-cell table:content-validation-name="val1"/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1" office:value-type="string" calcext:value-type="string">
            <text:p>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貝</text:p>
          </table:table-cell>
          <table:table-cell table:style-name="Default"/>
          <table:table-cell office:value-type="string" calcext:value-type="string">
            <text:p>贝</text:p>
          </table:table-cell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1" office:value-type="string" calcext:value-type="string">
            <text:p>mat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吅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尣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珡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车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1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1"/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卩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厽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㗊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士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夂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夊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屵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川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旦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晶</text:p>
          </table:table-cell>
          <table:table-cell office:value-type="string" calcext:value-type="string">
            <text:p>x</text:p>
          </table:table-cell>
          <table:table-cell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至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襾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見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黹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1"/>
          <table:table-cell/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/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𠫓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屾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𢎘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𣎵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气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爪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𤤴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甶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皮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䇂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誩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雈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韭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𩰲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1" office:value-type="string" calcext:value-type="string">
            <text:p>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1"/>
          <table:table-cell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 table:number-rows-repeated="1048288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</table:table>
      <table:table table:name="zi_parts_2024012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10" table:default-cell-style-name="ce16"/>
        <table:table-column table:style-name="co11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zi_par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lias</text:p>
          </table:table-cell>
          <table:table-cell table:style-name="ce1" table:content-validation-name="val3" office:value-type="string" calcext:value-type="string">
            <text:p>category</text:p>
          </table:table-cell>
          <table:table-cell table:style-name="ce1" office:value-type="string" calcext:value-type="string">
            <text:p>donot_use</text:p>
          </table:table-cell>
          <table:table-cell table:style-name="ce1" office:value-type="string" calcext:value-type="string">
            <text:p>freqs</text:p>
          </table:table-cell>
          <table:table-cell table:style-name="ce1" office:value-type="string" calcext:value-type="string">
            <text:p>Pinyin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commen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天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 office:value-type="string" calcext:value-type="string">
            <text:p>heave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示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礻</text:p>
          </table:table-cell>
          <table:table-cell table:style-name="ce5" table:content-validation-name="val3" office:value-type="string" calcext:value-type="string">
            <text:p>heaven</text:p>
          </table:table-cell>
          <table:table-cell table:style-name="ce5" table:number-columns-repeated="2"/>
          <table:table-cell table:style-name="ce10"/>
          <table:table-cell table:style-name="ce9" table:content-validation-name="val2" office:value-type="string" calcext:value-type="string">
            <text:p>earth</text:p>
          </table:table-cell>
          <table:table-cell table:style-name="ce17"/>
          <table:table-cell table:style-name="ce10" table:number-columns-repeated="16374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" table:content-validation-name="val2" office:value-type="string" calcext:value-type="string">
            <text:p>pl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" table:content-validation-name="val2" office:value-type="string" calcext:value-type="string">
            <text:p>anim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气</text:p>
          </table:table-cell>
          <table:table-cell/>
          <table:table-cell office:value-type="string" calcext:value-type="string">
            <text:p>炁</text:p>
          </table:table-cell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 office:value-type="string" calcext:value-type="string">
            <text:p>human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风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 office:value-type="string" calcext:value-type="string">
            <text:p>society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云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table:style-name="ce2" table:content-validation-name="val2" office:value-type="string" calcext:value-type="string">
            <text:p>tool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电</text:p>
          </table:table-cell>
          <table:table-cell table:number-columns-repeated="2"/>
          <table:table-cell table:content-validation-name="val3" office:value-type="string" calcext:value-type="string">
            <text:p>heaven</text:p>
          </table:table-cell>
          <table:table-cell table:number-columns-repeated="3"/>
          <table:table-cell office:value-type="string" calcext:value-type="string">
            <text:p>mat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eave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ce-time</text:p>
          </table:table-cell>
          <table:table-cell table:number-columns-repeated="16375"/>
        </table:table-row>
        <table:table-row table:style-name="ro1">
          <table:table-cell table:style-name="Default" table:number-columns-repeated="7"/>
          <table:table-cell office:value-type="string" calcext:value-type="string">
            <text:p>unit-of-meas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钅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l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table:style-name="ce2" table:content-validation-name="val2" office:value-type="string" calcext:value-type="string">
            <text:p>abstrac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水</text:p>
          </table:table-cell>
          <table:table-cell table:number-columns-repeated="2"/>
          <table:table-cell table:content-validation-name="val3" office:value-type="string" calcext:value-type="string">
            <text:p>earth</text:p>
          </table:table-cell>
          <table:table-cell table:number-columns-repeated="3"/>
          <table:table-cell office:value-type="string" calcext:value-type="string">
            <text:p>mis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灬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王</text:p>
          </table:table-cell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earth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川</text:p>
          </table:table-cell>
          <table:table-cell/>
          <table:table-cell table:style-name="ce3" office:value-type="string" calcext:value-type="string">
            <text:p>巛 </text:p>
          </table:table-cell>
          <table:table-cell table:content-validation-name="val3" office:value-type="string" calcext:value-type="string">
            <text:p>earth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禾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才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艸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艹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⺮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米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瓜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豆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谷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坙</text:p>
          </table:table-cell>
          <table:table-cell table:style-name="Default" table:number-columns-repeated="2"/>
          <table:table-cell table:content-validation-name="val3" office:value-type="string" calcext:value-type="string">
            <text:p>plant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食</text:p>
          </table:table-cell>
          <table:table-cell table:style-name="Default"/>
          <table:table-cell office:value-type="string" calcext:value-type="string">
            <text:p>饣</text:p>
          </table:table-cell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耒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丸</text:p>
          </table:table-cell>
          <table:table-cell table:number-columns-repeated="2"/>
          <table:table-cell table:content-validation-name="val3" office:value-type="string" calcext:value-type="string">
            <text:p>plan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龙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卵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虫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style-name="ce9" table:content-validation-name="val2"/>
          <table:table-cell table:number-columns-repeated="16375"/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馬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牜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犭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魚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隹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羽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鳥</text:p>
          </table:table-cell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飞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羊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豕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鼠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虎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虍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anim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兔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象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龟</text:p>
          </table:table-cell>
          <table:table-cell table:number-columns-repeated="2"/>
          <table:table-cell table:content-validation-name="val3" office:value-type="string" calcext:value-type="string">
            <text:p>animal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人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自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生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扌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爪</text:p>
          </table:table-cell>
          <table:table-cell/>
          <table:table-cell office:value-type="string" calcext:value-type="string">
            <text:p><text:s/>爫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忄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头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尾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言</text:p>
          </table:table-cell>
          <table:table-cell table:style-name="Default"/>
          <table:table-cell office:value-type="string" calcext:value-type="string">
            <text:p>讠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牙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齿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齒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见</text:p>
          </table:table-cell>
          <table:table-cell/>
          <table:table-cell office:value-type="string" calcext:value-type="string">
            <text:p>見</text:p>
          </table:table-cell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疒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鼻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页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頁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面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骨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彡</text:p>
          </table:table-cell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身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尸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立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坐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走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行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肉</text:p>
          </table:table-cell>
          <table:table-cell table:style-name="Default"/>
          <table:table-cell table:style-name="Default" office:value-type="string" calcext:value-type="string">
            <text:p>月</text:p>
          </table:table-cell>
          <table:table-cell table:content-validation-name="val3" office:value-type="string" calcext:value-type="string">
            <text:p>human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血</text:p>
          </table:table-cell>
          <table:table-cell table:style-name="Default" table:number-columns-repeated="2"/>
          <table:table-cell table:content-validation-name="val3" office:value-type="string" calcext:value-type="string">
            <text:p>human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又</text:p>
          </table:table-cell>
          <table:table-cell table:number-columns-repeated="2"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皮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革</text:p>
          </table:table-cell>
          <table:table-cell table:style-name="Default"/>
          <table:table-cell/>
          <table:table-cell table:content-validation-name="val3" office:value-type="string" calcext:value-type="string">
            <text:p>hum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鬼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hum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王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臣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男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子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兄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母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氏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门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户</text:p>
          </table:table-cell>
          <table:table-cell/>
          <table:table-cell office:value-type="string" calcext:value-type="string">
            <text:p>戶</text:p>
          </table:table-cell>
          <table:table-cell table:content-validation-name="val3" office:value-type="string" calcext:value-type="string">
            <text:p>society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瓦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穴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to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apit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宫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palac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区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distric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it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乡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township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4"/>
          <table:table-cell office:value-type="string" calcext:value-type="string">
            <text:p>county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司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衣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衤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巾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糸</text:p>
          </table:table-cell>
          <table:table-cell table:style-name="Default"/>
          <table:table-cell office:value-type="string" calcext:value-type="string">
            <text:p>纟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皿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酉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缶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片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贝</text:p>
          </table:table-cell>
          <table:table-cell table:style-name="Default"/>
          <table:table-cell office:value-type="string" calcext:value-type="string">
            <text:p>貝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币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兵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士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匕</text:p>
          </table:table-cell>
          <table:table-cell table:style-name="Default"/>
          <table:table-cell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矢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刀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戈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eap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殳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/>
          <table:table-cell office:value-type="string" calcext:value-type="string">
            <text:p>weap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車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舟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网</text:p>
          </table:table-cell>
          <table:table-cell/>
          <table:table-cell office:value-type="string" calcext:value-type="string">
            <text:p>罒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田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仓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力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工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厂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井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音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乐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文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字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句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Default" office:value-type="string" calcext:value-type="string">
            <text:p>史</text:p>
          </table:table-cell>
          <table:table-cell table:style-name="Default" table:number-columns-repeated="2"/>
          <table:table-cell table:content-validation-name="val3" office:value-type="string" calcext:value-type="string">
            <text:p>society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习</text:p>
          </table:table-cell>
          <table:table-cell table:number-columns-repeated="2"/>
          <table:table-cell table:content-validation-name="val3" office:value-type="string" calcext:value-type="string">
            <text:p>socie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攵</text:p>
          </table:table-cell>
          <table:table-cell table:content-validation-name="val3" office:value-type="string" calcext:value-type="string">
            <text:p>societ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6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色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黑</text:p>
          </table:table-cell>
          <table:table-cell/>
          <table:table-cell table:style-name="Default" office:value-type="string" calcext:value-type="string">
            <text:p>乌</text:p>
          </table:table-cell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赤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白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黃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丹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青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兰</text:p>
          </table:table-cell>
          <table:table-cell table:number-columns-repeated="2"/>
          <table:table-cell table:content-validation-name="val3" office:value-type="string" calcext:value-type="string">
            <text:p>colo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二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w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三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hre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四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fou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五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fiv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六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si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sev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八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eigh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nin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十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e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百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hundr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千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万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Ten-thousan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亿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-hundred-mill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兆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4"/>
          <table:table-cell office:value-type="string" calcext:value-type="string">
            <text:p>One-trillion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阴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ying</text:p>
          </table:table-cell>
          <table:table-cell/>
          <table:table-cell table:style-name="ce18"/>
          <table:table-cell table:number-columns-repeated="16374"/>
        </table:table-row>
        <table:table-row table:style-name="ro2">
          <table:table-cell table:style-name="ce3" office:value-type="string" calcext:value-type="string">
            <text:p>阳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yang</text:p>
          </table:table-cell>
          <table:table-cell/>
          <table:table-cell table:style-name="ce18"/>
          <table:table-cell table:number-columns-repeated="16374"/>
        </table:table-row>
        <table:table-row table:style-name="ro2">
          <table:table-cell table:style-name="ce3" office:value-type="string" calcext:value-type="string">
            <text:p>乾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qia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3.2933in" draw:caption-point-x="-0.2402in" draw:caption-point-y="0.5945in">
              <dc:date>2024-01-22T00:00:00</dc:date>
              <text:p text:style-name="P1"><text:span text:style-name="T1">代表天，象征着刚健、坚强、高明</text:span></text:p>
            </office:annotation>
            <text:p>天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坤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ku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3.4941in" draw:caption-point-x="-0.2402in" draw:caption-point-y="0.5945in">
              <dc:date>2024-01-22T00:00:00</dc:date>
              <text:p text:style-name="P1"><text:span text:style-name="T1">代表地，象征着柔顺、和谐、包容</text:span></text:p>
            </office:annotation>
            <text:p>地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坎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ka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3.6949in" draw:caption-point-x="-0.2402in" draw:caption-point-y="0.5945in">
              <dc:date>2024-01-22T00:00:00</dc:date>
              <text:p text:style-name="P1"><text:span text:style-name="T1">代表水，象征着智慧、深邃、变通</text:span></text:p>
            </office:annotation>
            <text:p>水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离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li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3.8957in" draw:caption-point-x="-0.2402in" draw:caption-point-y="0.5945in">
              <dc:date>2024-01-22T00:00:00</dc:date>
              <text:p text:style-name="P1"><text:span text:style-name="T1">代表火，象征着明亮、热情、活力</text:span></text:p>
            </office:annotation>
            <text:p>火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震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zhe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4.0961in" draw:caption-point-x="-0.2402in" draw:caption-point-y="0.5945in">
              <dc:date>2024-01-22T00:00:00</dc:date>
              <text:p text:style-name="P1"><text:span text:style-name="T1">代表雷，象征着刚强、激烈、爆发</text:span></text:p>
            </office:annotation>
            <text:p>雷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艮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ge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4.2969in" draw:caption-point-x="-0.2402in" draw:caption-point-y="0.5945in">
              <dc:date>2024-01-22T00:00:00</dc:date>
              <text:p text:style-name="P1"><text:span text:style-name="T1">代表山，象征着稳固、厚重、坚实</text:span></text:p>
            </office:annotation>
            <text:p>山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巽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xun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4.4976in" draw:caption-point-x="-0.2402in" draw:caption-point-y="0.5945in">
              <dc:date>2024-01-22T00:00:00</dc:date>
              <text:p text:style-name="P1"><text:span text:style-name="T1">代表风，象征着柔和、变通、包容</text:span></text:p>
            </office:annotation>
            <text:p>风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兑 </text:p>
          </table:table-cell>
          <table:table-cell table:number-columns-repeated="2"/>
          <table:table-cell table:content-validation-name="val3" office:value-type="string" calcext:value-type="string">
            <text:p>math</text:p>
          </table:table-cell>
          <table:table-cell table:number-columns-repeated="2"/>
          <table:table-cell table:style-name="ce3" office:value-type="string" calcext:value-type="string">
            <text:p>dui </text:p>
          </table:table-cell>
          <table:table-cell/>
          <table:table-cell table:style-name="ce18"/>
          <table:table-cell office:value-type="string" calcext:value-type="string">
            <office:annotation draw:style-name="gr1" draw:text-style-name="P2" svg:width="1.1413in" svg:height="0.7083in" svg:x="6.3327in" svg:y="34.6984in" draw:caption-point-x="-0.2402in" draw:caption-point-y="0.5945in">
              <dc:date>2024-01-22T00:00:00</dc:date>
              <text:p text:style-name="P1"><text:span text:style-name="T1">代表泽，象征着明亮、和谐、圆满</text:span></text:p>
            </office:annotation>
            <text:p>泽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寸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丈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斤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两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斗</text:p>
          </table:table-cell>
          <table:table-cell table:number-columns-repeated="2"/>
          <table:table-cell table:content-validation-name="val3" office:value-type="string" calcext:value-type="string">
            <text:p>unit-of-measur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时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分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秒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日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月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年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春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夏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秋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冬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古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今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2">
          <table:table-cell table:style-name="ce3" office:value-type="string" calcext:value-type="string">
            <text:p>甲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jiǎ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乙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ǐ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丙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bǐng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丁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dīng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戊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ù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己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jǐ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庚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gēng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辛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xīn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壬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rén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癸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guǐ </text:p>
          </table:table-cell>
          <table:table-cell/>
          <table:table-cell table:style-name="ce18" office:value-type="string" calcext:value-type="string">
            <text:p>十天干 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子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zi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Nov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丑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chou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December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寅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in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Janunar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卯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mao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Feb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辰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chen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Marc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巳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si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April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午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u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Ma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未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wei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June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申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shen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July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酉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you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Aug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戌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xu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Sep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亥 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 office:value-type="string" calcext:value-type="string">
            <text:p>hai </text:p>
          </table:table-cell>
          <table:table-cell/>
          <table:table-cell table:style-name="ce18" office:value-type="string" calcext:value-type="string">
            <text:p>十二地支 </text:p>
          </table:table-cell>
          <table:table-cell office:value-type="string" calcext:value-type="string">
            <text:p>Oc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东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Ea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Sou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西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West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North</text:p>
          </table:table-cell>
          <table:table-cell table:number-columns-repeated="16373"/>
        </table:table-row>
        <table:table-row table:style-name="ro2">
          <table:table-cell table:style-name="ce3" office:value-type="string" calcext:value-type="string">
            <text:p>中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 table:number-columns-repeated="2"/>
          <table:table-cell table:style-name="ce3"/>
          <table:table-cell/>
          <table:table-cell table:style-name="ce18"/>
          <table:table-cell office:value-type="string" calcext:value-type="string">
            <text:p>Cent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囗</text:p>
          </table:table-cell>
          <table:table-cell table:number-columns-repeated="2"/>
          <table:table-cell table:content-validation-name="val3" office:value-type="string" calcext:value-type="string">
            <text:p>space-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/>
          <table:table-cell table:style-name="ce18"/>
          <table:table-cell table:number-columns-repeated="16374"/>
        </table:table-row>
        <table:table-row table:style-name="ro1">
          <table:table-cell office:value-type="string" calcext:value-type="string">
            <text:p>欠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丰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广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大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幺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半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共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不不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非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少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癶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易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正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巨</text:p>
          </table:table-cell>
          <table:table-cell table:number-columns-repeated="2"/>
          <table:table-cell table:content-validation-name="val3" office:value-type="string" calcext:value-type="string">
            <text:p>abstrac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廾</text:p>
          </table:table-cell>
          <table:table-cell table:number-columns-repeated="2"/>
          <table:table-cell table:content-validation-name="val3"/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髟</text:p>
          </table:table-cell>
          <table:table-cell table:number-columns-repeated="2"/>
          <table:table-cell table:content-validation-name="val3"/>
          <table:table-cell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匚</text:p>
          </table:table-cell>
          <table:table-cell/>
          <table:table-cell table:style-name="Default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韋</text:p>
          </table:table-cell>
          <table:table-cell table:style-name="Default"/>
          <table:table-cell office:value-type="string" calcext:value-type="string">
            <text:p>韦</text:p>
          </table:table-cell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勹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鼎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鬲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皀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束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彡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冃</text:p>
          </table:table-cell>
          <table:table-cell table:number-columns-repeated="2"/>
          <table:table-cell table:content-validation-name="val3"/>
          <table:table-cell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龠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鼓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黍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麥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香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門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長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甘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比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止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曰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厽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 table:number-columns-repeated="3"/>
          <table:table-cell table:style-name="Default" table:content-validation-name="val3"/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匸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冂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丿</text:p>
          </table:table-cell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𦘒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13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豊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舛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舍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聿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申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用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民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此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朩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文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惢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廴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幵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左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3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屰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小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夫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壹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圣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可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卜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午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北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匕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包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出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凡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兮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入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倉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从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亻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九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乙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丶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丬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且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丄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七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丂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一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㸚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㓞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㐭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㐆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office:value-type="string" calcext:value-type="string">
            <text:p>纟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扌</text:p>
          </table:table-cell>
          <table:table-cell table:number-columns-repeated="2"/>
          <table:table-cell table:content-validation-name="val3"/>
          <table:table-cell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己</text:p>
          </table:table-cell>
          <table:table-cell table:number-columns-repeated="2"/>
          <table:table-cell table:content-validation-name="val3"/>
          <table:table-cell table:number-columns-repeated="16379"/>
        </table:table-row>
        <table:table-row table:style-name="ro1" table:number-rows-repeated="1048131">
          <table:table-cell table:number-columns-repeated="3"/>
          <table:table-cell table:content-validation-name="val3"/>
          <table:table-cell table:number-columns-repeated="16379"/>
        </table:table-row>
        <table:table-row table:style-name="ro1">
          <table:table-cell table:number-columns-repeated="3"/>
          <table:table-cell table:content-validation-name="val3"/>
          <table:table-cell table:number-columns-repeated="16379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 office:value-type="string" calcext:value-type="string">
            <text:p>zi_part</text:p>
          </table:table-cell>
        </table:table-row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丂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丄</text:p>
          </table:table-cell>
        </table:table-row>
        <table:table-row table:style-name="ro1">
          <table:table-cell office:value-type="string" calcext:value-type="string">
            <text:p>丌</text:p>
          </table:table-cell>
        </table:table-row>
        <table:table-row table:style-name="ro1">
          <table:table-cell office:value-type="string" calcext:value-type="string">
            <text:p>且</text:p>
          </table:table-cell>
        </table:table-row>
        <table:table-row table:style-name="ro1">
          <table:table-cell office:value-type="string" calcext:value-type="string">
            <text:p>丵</text:p>
          </table:table-cell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丹</text:p>
          </table:table-cell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乀</text:p>
          </table:table-cell>
        </table:table-row>
        <table:table-row table:style-name="ro1">
          <table:table-cell office:value-type="string" calcext:value-type="string">
            <text:p>乑</text:p>
          </table:table-cell>
        </table:table-row>
        <table:table-row table:style-name="ro1">
          <table:table-cell office:value-type="string" calcext:value-type="string">
            <text:p>㐆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习</text:p>
          </table:table-cell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云</text:p>
          </table:table-cell>
        </table:table-row>
        <table:table-row table:style-name="ro1">
          <table:table-cell office:value-type="string" calcext:value-type="string">
            <text:p>亣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㐭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亾</text:p>
          </table:table-cell>
        </table:table-row>
        <table:table-row table:style-name="ro1">
          <table:table-cell office:value-type="string" calcext:value-type="string">
            <text:p>仌</text:p>
          </table:table-cell>
        </table:table-row>
        <table:table-row table:style-name="ro1">
          <table:table-cell office:value-type="string" calcext:value-type="string">
            <text:p>从</text:p>
          </table:table-cell>
        </table:table-row>
        <table:table-row table:style-name="ro1">
          <table:table-cell office:value-type="string" calcext:value-type="string">
            <text:p>倉</text:p>
          </table:table-cell>
        </table:table-row>
        <table:table-row table:style-name="ro1">
          <table:table-cell office:value-type="string" calcext:value-type="string">
            <text:p>𠑹</text:p>
          </table:table-cell>
        </table:table-row>
        <table:table-row table:style-name="ro1">
          <table:table-cell office:value-type="string" calcext:value-type="string">
            <text:p>兔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兮</text:p>
          </table:table-cell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冃</text:p>
          </table:table-cell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㓞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𠦍</text:p>
          </table:table-cell>
        </table:table-row>
        <table:table-row table:style-name="ro1">
          <table:table-cell office:value-type="string" calcext:value-type="string">
            <text:p>𠦬</text:p>
          </table:table-cell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卪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厉</text:p>
          </table:table-cell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𠫓</text:p>
          </table:table-cell>
        </table:table-row>
        <table:table-row table:style-name="ro1">
          <table:table-cell office:value-type="string" calcext:value-type="string">
            <text:p>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厽</text:p>
          </table:table-cell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𠬜</text:p>
          </table:table-cell>
        </table:table-row>
        <table:table-row table:style-name="ro1">
          <table:table-cell office:value-type="string" calcext:value-type="string">
            <text:p>𠬪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句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吅</text:p>
          </table:table-cell>
        </table:table-row>
        <table:table-row table:style-name="ro1">
          <table:table-cell office:value-type="string" calcext:value-type="string">
            <text:p>喜</text:p>
          </table:table-cell>
        </table:table-row>
        <table:table-row table:style-name="ro1">
          <table:table-cell office:value-type="string" calcext:value-type="string">
            <text:p>㗊</text:p>
          </table:table-cell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圣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壬</text:p>
          </table:table-cell>
        </table:table-row>
        <table:table-row table:style-name="ro1">
          <table:table-cell office:value-type="string" calcext:value-type="string">
            <text:p>壴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壺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夫</text:p>
          </table:table-cell>
        </table:table-row>
        <table:table-row table:style-name="ro1">
          <table:table-cell office:value-type="string" calcext:value-type="string">
            <text:p>㚔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孚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尾</text:p>
          </table:table-cell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屵</text:p>
          </table:table-cell>
        </table:table-row>
        <table:table-row table:style-name="ro1">
          <table:table-cell office:value-type="string" calcext:value-type="string">
            <text:p>屾</text:p>
          </table:table-cell>
        </table:table-row>
        <table:table-row table:style-name="ro1"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𡿮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幵</text:p>
          </table:table-cell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𢎘</text:p>
          </table:table-cell>
        </table:table-row>
        <table:table-row table:style-name="ro1">
          <table:table-cell office:value-type="string" calcext:value-type="string">
            <text:p>弜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惢</text:p>
          </table:table-cell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戉</text:p>
          </table:table-cell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㫃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𣆪</text:p>
          </table:table-cell>
        </table:table-row>
        <table:table-row table:style-name="ro1">
          <table:table-cell office:value-type="string" calcext:value-type="string">
            <text:p>晶</text:p>
          </table:table-cell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朩</text:p>
          </table:table-cell>
        </table:table-row>
        <table:table-row table:style-name="ro1">
          <table:table-cell office:value-type="string" calcext:value-type="string">
            <text:p>𣎵</text:p>
          </table:table-cell>
        </table:table-row>
        <table:table-row table:style-name="ro1"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桀</text:p>
          </table:table-cell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㸚</text:p>
          </table:table-cell>
        </table:table-row>
        <table:table-row table:style-name="ro1">
          <table:table-cell office:value-type="string" calcext:value-type="string">
            <text:p>丬</text:p>
          </table:table-cell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𤤴</text:p>
          </table:table-cell>
        </table:table-row>
        <table:table-row table:style-name="ro1">
          <table:table-cell office:value-type="string" calcext:value-type="string">
            <text:p>珡</text:p>
          </table:table-cell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申</text:p>
          </table:table-cell>
        </table:table-row>
        <table:table-row table:style-name="ro1">
          <table:table-cell office:value-type="string" calcext:value-type="string">
            <text:p>甶</text:p>
          </table:table-cell>
        </table:table-row>
        <table:table-row table:style-name="ro1">
          <table:table-cell office:value-type="string" calcext:value-type="string">
            <text:p>男</text:p>
          </table:table-cell>
        </table:table-row>
        <table:table-row table:style-name="ro1">
          <table:table-cell office:value-type="string" calcext:value-type="string">
            <text:p>異</text:p>
          </table:table-cell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皀</text:p>
          </table:table-cell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𥄕</text:p>
          </table:table-cell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𥝌</text:p>
          </table:table-cell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䇂</text:p>
          </table:table-cell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箕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纟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𦘒</text:p>
          </table:table-cell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𦣻</text:p>
          </table:table-cell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𦥑</text:p>
          </table:table-cell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䖵</text:p>
          </table:table-cell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誩</text:p>
          </table:table-cell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豊</text:p>
          </table:table-cell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贝</text:p>
          </table:table-cell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𨸏</text:p>
          </table:table-cell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雈</text:p>
          </table:table-cell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𩰲</text:p>
          </table:table-cell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龠</text:p>
          </table:table-cell>
        </table:table-row>
      </table:table>
      <table:named-expressions/>
      <table:database-ranges>
        <table:database-range table:name="__Anonymous_Sheet_DB__0" table:target-range-address="'zi_parts-WIP'.A1:'zi_parts-WIP'.F286">
          <table:sort>
            <table:sort-by table:field-number="5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1" table:target-range-address="zi_parts_20240120.D1:zi_parts_20240120.D1048576"/>
        <table:database-range table:name="__Anonymous_Sheet_DB__2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31T06:23:59.733000000</dc:date>
    <meta:editing-duration>P4DT21H52M3S</meta:editing-duration>
    <meta:editing-cycles>135</meta:editing-cycles>
    <meta:generator>LibreOffice/7.4.4.2$Windows_X86_64 LibreOffice_project/85569322deea74ec9134968a29af2df5663baa21</meta:generator>
    <meta:document-statistic meta:table-count="3" meta:cell-count="2131" meta:object-count="0"/>
    <meta:user-defined meta:name="date">YYYY-01-DDT23:44:31.815</meta:user-defined>
  </office:meta>
</office:document-meta>
</file>